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033" officeooo:paragraph-rsid="0016a0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godot offset is moving something up down or left righ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4:54:46.234308632</meta:creation-date>
    <dc:date>2021-03-04T14:55:25.835654048</dc:date>
    <meta:editing-duration>PT41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1" meta:character-count="57" meta:non-whitespace-character-count="47"/>
  </office:meta>
</office:document-meta>
</file>